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break-before="page" fo:text-align="justify"/>
      <style:text-properties fo:hyphenate="true"/>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3" style:family="paragraph">
      <style:paragraph-properties>
        <style:tab-stops>
          <style:tab-stop style:type="right" style:leader-style="dotted" style:leader-text="." style:position="5.9875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Normal" style:family="paragraph">
      <style:paragraph-properties fo:break-before="page" fo:text-align="justify"/>
      <style:text-properties fo:hyphenate="true"/>
    </style:style>
    <style:style style:name="P36" style:parent-style-name="Normal" style:family="paragraph">
      <style:paragraph-properties fo:text-align="justify"/>
    </style:style>
    <style:style style:name="P37" style:parent-style-name="Sansinterligne" style:family="paragraph"/>
    <style:style style:name="P38" style:parent-style-name="Sansinterligne" style:family="paragraph"/>
    <style:style style:name="P39" style:parent-style-name="Sansinterligne" style:family="paragraph"/>
    <style:style style:name="P40" style:parent-style-name="Sansinterligne" style:family="paragraph"/>
    <style:style style:name="P41" style:parent-style-name="Sansinterligne" style:family="paragraph"/>
    <style:style style:name="T42" style:parent-style-name="Policepardéfaut" style:family="text">
      <style:text-properties style:text-position="super 66.6%"/>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break-before="page"/>
      <style:text-properties fo:hyphenate="true"/>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Pré-Rapport</text:p>
      <text:p text:style-name="P12"/>
      <text:p text:style-name="P13"/>
      <text:p text:style-name="P14"/>
      <text:p text:style-name="P15"/>
      <text:p text:style-name="P16"/>
      <text:p text:style-name="P17"/>
      <text:p text:style-name="P18"/>
      <text:p text:style-name="P19"/>
      <text:p text:style-name="P20"/>
      <text:p text:style-name="P21"/>
      <text:p text:style-name="Sous-titre">Master 1 Informatique 2019 / 2020</text:p>
      <text:p text:style-name="Sous-titre">UFR IM²AG - Janvier<text:s/>2020</text:p>
      <text:p text:style-name="P22"/>
      <text:h text:style-name="En-têtedetabledesmatières" text:outline-level="1"><text:bookmark-start text:name="_Toc30067875"/><text:bookmark-start text:name="_Toc30154540"/><text:span text:style-name="Titre2Car">Table des matières</text:span><text:bookmark-end text:name="_Toc30067875"/><text:bookmark-end text:name="_Toc3015454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3"><text:a xlink:href="#_Toc30154540" office:target-frame-name="_top" xlink:show="replace"><text:span text:style-name="Lienhypertexte">Table des matières</text:span><text:tab/>2</text:a></text:p>
          <text:p text:style-name="P24"><text:a xlink:href="#_Toc30154541" office:target-frame-name="_top" xlink:show="replace"><text:span text:style-name="Lienhypertexte">Présentation des fonctionnalités</text:span><text:tab/>3</text:a></text:p>
          <text:p text:style-name="P25"><text:a xlink:href="#_Toc30154542" office:target-frame-name="_top" xlink:show="replace"><text:span text:style-name="Lienhypertexte">Documentation</text:span><text:tab/>3</text:a></text:p>
          <text:p text:style-name="P26"><text:a xlink:href="#_Toc30154543" office:target-frame-name="_top" xlink:show="replace"><text:span text:style-name="Lienhypertexte">Tests fonctionnels</text:span><text:tab/>5</text:a></text:p>
          <text:p text:style-name="P27"><text:a xlink:href="#_Toc30154544" office:target-frame-name="_top" xlink:show="replace"><text:span text:style-name="Lienhypertexte">Choix d’implémentation</text:span><text:tab/>5</text:a></text:p>
          <text:p text:style-name="P28"><text:a xlink:href="#_Toc30154545" office:target-frame-name="_top" xlink:show="replace"><text:span text:style-name="Lienhypertexte">Threads utilisateur</text:span><text:tab/>5</text:a></text:p>
          <text:p text:style-name="P29"><text:a xlink:href="#_Toc30154546" office:target-frame-name="_top" xlink:show="replace"><text:span text:style-name="Lienhypertexte">Disque</text:span><text:tab/>5</text:a></text:p>
          <text:p text:style-name="P30"><text:a xlink:href="#_Toc30154547" office:target-frame-name="_top" xlink:show="replace"><text:span text:style-name="Lienhypertexte">Réseau</text:span><text:tab/>5</text:a></text:p>
          <text:p text:style-name="P31"><text:a xlink:href="#_Toc30154548" office:target-frame-name="_top" xlink:show="replace"><text:span text:style-name="Lienhypertexte">Mémoire virtuelle</text:span><text:tab/>5</text:a></text:p>
          <text:p text:style-name="P32"><text:a xlink:href="#_Toc30154549" office:target-frame-name="_top" xlink:show="replace"><text:span text:style-name="Lienhypertexte">Organisation</text:span><text:tab/>5</text:a></text:p>
          <text:p text:style-name="P33"><text:a xlink:href="#_Toc30154550" office:target-frame-name="_top" xlink:show="replace"><text:span text:style-name="Lienhypertexte">Planning - Historique</text:span><text:tab/>5</text:a></text:p>
          <text:p text:style-name="P34"><text:a xlink:href="#_Toc30154551" office:target-frame-name="_top" xlink:show="replace"><text:span text:style-name="Lienhypertexte">Répartition des tâches</text:span><text:tab/>6</text:a></text:p>
        </text:index-body>
      </text:table-of-content>
      <text:p text:style-name="Normal"/>
      <text:p text:style-name="P35"/>
      <text:h text:style-name="Titre2" text:outline-level="2"><text:bookmark-start text:name="_Toc30067876"/><text:bookmark-start text:name="_Toc30154541"/>Présentation des fonctionnalités<text:bookmark-end text:name="_Toc30067876"/><text:bookmark-end text:name="_Toc30154541"/></text:h>
      <text:p text:style-name="P36"/>
      <text:p text:style-name="Sansinterligne">NachOS est<text:s/>un pseudo système d’exploitation<text:s/>(OS), c’est un programme qui tourne sur un OS classique (ici un système basé sur Unix) et simule un OS basique. Cet OS possède les fonctionnalités suivantes :</text:p>
      <text:list text:style-name="LFO1" text:continue-numbering="true">
        <text:list-item>
          <text:p text:style-name="P37">Interface textuelle</text:p>
        </text:list-item>
        <text:list-item>
          <text:p text:style-name="P38">Gestion multiprocessus et multithreads (incluant<text:s/>la synchronisation)</text:p>
        </text:list-item>
        <text:list-item>
          <text:p text:style-name="P39">Système de fichier</text:p>
        </text:list-item>
        <text:list-item>
          <text:p text:style-name="P40">Virtualisation de la mémoire (pagination ?)</text:p>
        </text:list-item>
        <text:list-item>
          <text:p text:style-name="P41">Gestion de la communication en réseau</text:p>
        </text:list-item>
      </text:list>
      <text:p text:style-name="Sansinterligne"/>
      <text:p text:style-name="Sansinterligne">[Limites Techniqu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text:s/>théorique : 8 Ko</text:p>
      <text:p text:style-name="Sansinterligne">Nombre de threads possibles : 2<text:span text:style-name="T42">32<text:s/></text:span>– 1</text:p>
      <text:p text:style-name="P43"/>
      <text:p text:style-name="P44"/>
      <text:p text:style-name="P45"/>
      <text:h text:style-name="Titre2" text:outline-level="2"><text:bookmark-start text:name="_Toc30067877"/><text:bookmark-start text:name="_Toc30154542"/>Documentation<text:bookmark-end text:name="_Toc30067877"/><text:bookmark-end text:name="_Toc30154542"/></text:h>
      <text:p text:style-name="Normal"/>
      <text:p text:style-name="Sansinterligne">Appels système disponibles :</text:p>
      <text:p text:style-name="Sansinterligne"/>
      <text:p text:style-name="Sansinterligne">char GetChar()</text:p>
      <text:p text:style-name="Sansinterligne">void PutChar (char character)</text:p>
      <text:p text:style-name="Sansinterligne">char * GetString()</text:p>
      <text:p text:style-name="Sansinterligne">void PutString (const char string[], int<text:s/>max)</text:p>
      <text:p text:style-name="Sansinterligne">int GetInt()</text:p>
      <text:p text:style-name="Sansinterligne">void PutInt (int value)</text:p>
      <text:p text:style-name="Sansinterligne"/>
      <text:p text:style-name="Sansinterligne">int UserThreadCreate (void * f (void *),void * arg) :</text:p>
      <text:p text:style-name="Sansinterligne">Rôle : créer un nouveau thread utilisateur.</text:p>
      <text:p text:style-name="Sansinterligne">Paramètres : f est une fonction et arg l’argument à passer à cette fonction</text:p>
      <text:p text:style-name="Sansinterligne">Valeur de retour : Renvoie un entier qui correspond à l'identifiant du thread ou -1 si la création du thread a échoué. L'identifiant renvoyé est un nombre entre 1 et 231-1. Il ne faut donc pas appeler UserThreadCreate plus de <text:s/>231-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text:s/>Termine le thread appelant. Cet appel est fait automatiquement à la fin de la fonction passée à UserThreadCreate, l'utilisateur n'est donc pas obligé de le faire.</text:p>
      <text:p text:style-name="Sansinterligne">NB : En cas d’appel par le thread main cet fonction ne fait rien.</text:p>
      <text:p text:style-name="Sansinterligne"><text:s text:c="8"/></text:p>
      <text:p text:style-name="Sansinterligne">void UserThreadJoin<text:s/>(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l'identifiant du thread à joindre, fourni par UserThreadCreate.</text:p>
      <text:p text:style-name="Sansinterligne">NB : Si le thread idT n'existe pas ou s'est déjà terminé le thread appelant continue de s'exécuter.</text:p>
      <text:p text:style-name="Sansinterligne">Attention :<text:s/>Aucun thread ne peut attendre le thread principal, ou attendre sa propre terminaison.<text:s/>L'appel système ne vérifie aucun inter-blocage.</text:p>
      <text:p text:style-name="Sansinterligne"><text:s text:c="8"/></text:p>
      <text:p text:style-name="Sansinterligne">Remarque<text:s/>générale :<text:s/>Le thread principal attend la terminaison de tous ses threads avant de s’arrêter.</text:p>
      <text:p text:style-name="P46"/>
      <text:h text:style-name="Titre2" text:outline-level="2"><text:bookmark-start text:name="_Toc30067878"/><text:bookmark-start text:name="_Toc30154543"/>Tests fonctionnels<text:bookmark-end text:name="_Toc30067878"/><text:bookmark-end text:name="_Toc30154543"/></text:h>
      <text:p text:style-name="Normal"/>
      <text:p text:style-name="Sansinterligne">SynchConsole : putchar.c, getchar.c, putstring.c, getstring.c, getint.c et putint.c</text:p>
      <text:p text:style-name="Sansinterligne">Threads utilisateur :<text:s/>(à remplir)</text:p>
      <text:p text:style-name="Normal"/>
      <text:h text:style-name="Titre2" text:outline-level="2"><text:bookmark-start text:name="_Toc30067879"/><text:bookmark-start text:name="_Toc30154544"/>Choix d’implémentation<text:bookmark-end text:name="_Toc30067879"/><text:bookmark-end text:name="_Toc30154544"/></text:h>
      <text:h text:style-name="Titre3" text:outline-level="3"><text:bookmark-start text:name="_Toc30154545"/>Threads<text:s/>utilisateur<text:bookmark-end text:name="_Toc30154545"/></text:h>
      <text:p text:style-name="Normal"/>
      <text:p text:style-name="Sansinterligne">On garde une liste de threads actifs dans<text:s/>l’espace d’adressage (addrspace).</text:p>
      <text:p text:style-name="Sansinterligne">Pour réaliser<text:s/>UserThreadCreate, on ajoute dans la liste le thread qui vient d'être créé.<text:s/>Puis on alloue trois pages pour sa pile, pour cela on<text:s/>dispose d’un bitmap<text:s/>qui garde l'état d'utilisation des pages et on récupère trois pages consécutives.<text:s/>On met la valeur du registre RetAddrReg à l'adresse de UserThreadExit, cela permet d'appeler UserThreadExit à la fin de l’exécution du thread sans que l'utilisateur ait à le faire.</text:p>
      <text:p text:style-name="Sansinterligne"/>
      <text:p text:style-name="Sansinterligne">Pour réaliser<text:s/>UserThreadJoin, chaque thread<text:s/>dispose d’une liste de sémaphores.<text:s/>On récupère le thread dans la liste à partir de l'idT<text:s/>en paramètre. S'il existe,<text:s/>on crée un<text:s/>sémaphore, le<text:s/>thread appelant bloque sur le sémaphore<text:s/>(P())<text:s/>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ésalloue le thread dans l'addrspace.<text:s/>Pour que le thread main termine<text:s/>quand il a fini ses opérations et que tous les<text:s/>autres<text:s/>threads sont terminés, on a un sémaphore dans l'addrspace, quand il ne reste plus que le thread main on fait V() sur le sémaphore, le thread main peut donc se terminer.</text:p>
      <text:p text:style-name="Normal"/>
      <text:h text:style-name="Titre3" text:outline-level="3"><text:bookmark-start text:name="_Toc30154546"/>Disque<text:bookmark-end text:name="_Toc30154546"/></text:h>
      <text:p text:style-name="Normal"/>
      <text:h text:style-name="Titre3" text:outline-level="3"><text:bookmark-start text:name="_Toc30154547"/>Réseau<text:bookmark-end text:name="_Toc30154547"/></text:h>
      <text:p text:style-name="Normal"/>
      <text:h text:style-name="Titre3" text:outline-level="3"><text:bookmark-start text:name="_Toc30154548"/>Mémoire virtuelle<text:bookmark-end text:name="_Toc30154548"/></text:h>
      <text:p text:style-name="Normal"/>
      <text:p text:style-name="Normal"/>
      <text:h text:style-name="Titre2" text:outline-level="2"><text:bookmark-start text:name="_Toc30067880"/><text:bookmark-start text:name="_Toc30154549"/>Organisation<text:bookmark-end text:name="_Toc30067880"/><text:bookmark-end text:name="_Toc30154549"/></text:h>
      <text:h text:style-name="Titre3" text:outline-level="3"><text:bookmark-start text:name="_Toc30067881"/><text:bookmark-start text:name="_Toc30154550"/>Planning<text:bookmark-end text:name="_Toc30067881"/><text:s/>- Historique<text:bookmark-end text:name="_Toc30154550"/></text:h>
      <text:p text:style-name="Sansinterligne">06/01 : Installation Nachos. Création des dépôts Git. Début de l’étape 1</text:p>
      <text:p text:style-name="Sansinterligne">07/01 : Continuation et terminaison de l'étape 1</text:p>
      <text:p text:style-name="Sansinterligne">08/01 : Début de l'étape 2</text:p>
      <text:p text:style-name="Sansinterligne">09/01 : Continuation et terminaison de l'étape 2</text:p>
      <text:p text:style-name="Sansinterligne">10/01 : Début de l'étape 3</text:p>
      <text:p text:style-name="Sansinterligne">13/01<text:s/>: Continuation de l'étape 3</text:p>
      <text:p text:style-name="Sansinterligne">14/01 : Terminaison de l’étape 3 partie 1, début de la partie 2. Début de l'étape 4 partie 1 en parallèle.</text:p>
      <text:p text:style-name="Sansinterligne">15/01 : Continuation de l’étape 3 partie 2. Terminaison de l’étape 4 partie 1, début de la partie 2. Initialisation des rapports</text:p>
      <text:p text:style-name="Sansinterligne">16/01 : Terminaison de l’étape 3. Début d’écriture du Pré-Rapport</text:p>
      <text:p text:style-name="Sansinterligne">17/01 : Terminaison de l’étape 4. Rendu Pré-Rapport</text:p>
      <text:p text:style-name="Normal"/>
      <text:h text:style-name="Titre3" text:outline-level="3"><text:bookmark-start text:name="_Toc30067882"/><text:bookmark-start text:name="_Toc30154551"/>Répartition des tâches<text:bookmark-end text:name="_Toc30067882"/><text:bookmark-end text:name="_Toc30154551"/></text:h>
      <text:p text:style-name="Sansinterligne">Le développement a été fait en commun jusqu’à la fin de la première partie de l’étape 3. A partir de là, Damien a été chargé de finir la deuxième partie de l’étape 3 pendant que Thibaud et Enver se lançaient dans l’étape 4. Benjamin débutait l’écriture des rapports, la mise en place et la réalisation des tests permettant de prouver le bon fonctionnement de ce qui est implémen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17T10:55:00Z</dc:date>
    <meta:template xlink:href="Normal.dotm" xlink:type="simple"/>
    <meta:editing-cycles>22</meta:editing-cycles>
    <meta:editing-duration>PT26640S</meta:editing-duration>
    <meta:document-statistic meta:page-count="1" meta:paragraph-count="12" meta:word-count="961" meta:character-count="6237" meta:row-count="44" meta:non-whitespace-character-count="5288"/>
  </office:meta>
</office:document-meta>
</file>